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Test.testSetupSp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Test.testSpringSimul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ringTest.testSpring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ringTest.testSpringMotionWithNoF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pringTest.testOvershootClamp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pringTest.testActivateSpringOnEndValue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Test.testSpringDoesNotActivateAfterSetAtRestC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pringTest.testSpringDoesNotActivateAfterR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pringTest.testCanRemoveListenersWhileIter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Test.testSetCurrentValueSetsAtRest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Test.testSettingCurrentValueWithoutSettingAtRestTriggers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ringTest.testSettingVelocityTriggers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pringTest.testCanAddListenersWhileIter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Test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Test.testSpringListenersWithOvershootClam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ringTest.createTestSp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ringTest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Test.iterateUntilRest( Spring sp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Test.testSpringBehaviorWhenUpdatingEndStateWhileNotAtR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